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fo:margin-left="0in" fo:margin-top="0in" fo:margin-bottom="0in" table:align="left" style:writing-mode="lr-tb"/>
    </style:style>
    <style:style style:name="Table1.A" style:family="table-column">
      <style:table-column-properties style:column-width="3.46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in" fo:border="none" style:writing-mode="lr-tb"/>
    </style:style>
    <style:style style:name="P1" style:family="paragraph" style:parent-style-name="Standard">
      <style:paragraph-properties fo:orphans="0" fo:widows="0"/>
      <style:text-properties officeooo:rsid="000ceaa6"/>
    </style:style>
    <style:style style:name="P2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/>
    </style:style>
    <style:style style:name="P3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 fo:font-weight="bold" officeooo:rsid="000ceaa6" officeooo:paragraph-rsid="000ceaa6" style:font-weight-asian="bold" style:font-weight-complex="bold"/>
    </style:style>
    <style:style style:name="P4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 fo:font-weight="bold" style:font-weight-asian="bold" style:font-weight-complex="bold"/>
    </style:style>
    <style:style style:name="P5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 fo:font-weight="bold" officeooo:rsid="0016cc47" officeooo:paragraph-rsid="0016cc47" style:font-weight-asian="bold" style:font-weight-complex="bold"/>
    </style:style>
    <style:style style:name="P6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 fo:font-weight="bold" officeooo:rsid="001816f5" officeooo:paragraph-rsid="001816f5" style:font-weight-asian="bold" style:font-weight-complex="bold"/>
    </style:style>
    <style:style style:name="P7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 fo:font-weight="bold" officeooo:rsid="0019ccb8" officeooo:paragraph-rsid="0019ccb8" style:font-weight-asian="bold" style:font-weight-complex="bold"/>
    </style:style>
    <style:style style:name="P8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 officeooo:rsid="000ceaa6" officeooo:paragraph-rsid="000ceaa6"/>
    </style:style>
    <style:style style:name="P9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 fo:font-size="10pt" style:font-size-asian="10pt" style:font-size-complex="10pt"/>
    </style:style>
    <style:style style:name="P10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 officeooo:rsid="000d47a6" officeooo:paragraph-rsid="000d47a6"/>
    </style:style>
    <style:style style:name="P11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 officeooo:rsid="000ea7c7" officeooo:paragraph-rsid="000ea7c7"/>
    </style:style>
    <style:style style:name="P12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 officeooo:rsid="000f7413" officeooo:paragraph-rsid="000f7413"/>
    </style:style>
    <style:style style:name="P13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 officeooo:rsid="000f9a58" officeooo:paragraph-rsid="000f9a58"/>
    </style:style>
    <style:style style:name="P14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 officeooo:rsid="001816f5" officeooo:paragraph-rsid="001816f5"/>
    </style:style>
    <style:style style:name="P15" style:family="paragraph" style:parent-style-name="Text_20_body">
      <style:paragraph-properties fo:line-height="115%" fo:text-align="center" style:justify-single-word="false" style:writing-mode="lr-tb"/>
      <style:text-properties style:font-name="Times New Roman" officeooo:rsid="000ceaa6" officeooo:paragraph-rsid="000ceaa6"/>
    </style:style>
    <style:style style:name="P16" style:family="paragraph" style:parent-style-name="Text_20_body">
      <style:paragraph-properties fo:line-height="115%" fo:text-align="start" style:justify-single-word="false" style:writing-mode="lr-tb"/>
      <style:text-properties style:font-name="Times New Roman" officeooo:rsid="000f7413" officeooo:paragraph-rsid="000f7413"/>
    </style:style>
    <style:style style:name="P17" style:family="paragraph" style:parent-style-name="Text_20_body">
      <style:paragraph-properties fo:line-height="115%" fo:text-align="start" style:justify-single-word="false" style:writing-mode="lr-tb"/>
      <style:text-properties style:font-name="Times New Roman" officeooo:rsid="000f9a58" officeooo:paragraph-rsid="000f9a58"/>
    </style:style>
    <style:style style:name="P18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 fo:font-weight="bold" officeooo:rsid="001b0bef" officeooo:paragraph-rsid="001b0bef" style:font-weight-asian="bold" style:font-weight-complex="bold"/>
    </style:style>
    <style:style style:name="P19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/>
    </style:style>
    <style:style style:name="P20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 officeooo:rsid="001b0bef" officeooo:paragraph-rsid="001b0bef"/>
    </style:style>
    <style:style style:name="P2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0f9a58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Programming</text:p>
      <text:p text:style-name="P16"><office:annotation office:name="__Annotation__346_3974529982" loext:resolved="false"><dc:creator>Unknown Author</dc:creator><dc:date>2021-08-19T04:42:14.794000000</dc:date><text:p text:style-name="P21"><text:span text:style-name="T2"><text:a xlink:href="https://www.google.com/search?q=best+programming+languages+for+ethical+hacking&amp;oq=best+programming+languages+for+ethical+hacking&amp;aqs=chrome..69i57j0i22i30l3j0i390l2.10849j0j7&amp;sourceid=chrome&amp;ie=UTF-8" xlink:type="simple">https://www.google.com/search?q=best+programming+languages+for+ethical+hacking&amp;oq=best+programming+languages+for+ethical+hacking&amp;aqs=chrome..69i57j0i22i30l3j0i390l2.10849j0j7&amp;sourceid=chrome&amp;ie=UTF-8</text:a></text:span><text:span text:style-name="T2"><text:s/></text:span></text:p></office:annotation>best programming languages for ethical hacking<office:annotation-end office:name="__Annotation__346_3974529982"/></text:p>
      <text:p text:style-name="P16"><text:a xlink:type="simple" xlink:href="https://www.ubuntupit.com/best-programming-languages-for-hacking/" text:style-name="Internet_20_link" text:visited-style-name="Visited_20_Internet_20_Link">https://www.ubuntupit.com/best-programming-languages-for-hacking/</text:a></text:p>
      <text:p text:style-name="P17"><office:annotation office:name="__Annotation__348_3974529982" loext:resolved="false"><dc:creator>Unknown Author</dc:creator><dc:date>2021-08-19T04:46:23.779000000</dc:date><text:p text:style-name="P21"><text:span text:style-name="T2"><text:a xlink:href="https://www.google.com/search?q=best+programming+languages+for+malware+analysis&amp;oq=best+programming+languages+for+malware+analysis&amp;aqs=chrome..69i57j0i22i30.9801j0j7&amp;sourceid=chrome&amp;ie=UTF-8" xlink:type="simple">https://www.google.com/search?q=best+programming+languages+for+malware+analysis&amp;oq=best+programming+languages+for+malware+analysis&amp;aqs=chrome..69i57j0i22i30.9801j0j7&amp;sourceid=chrome&amp;ie=UTF-8</text:a></text:span></text:p><text:p text:style-name="P21"><text:span text:style-name="T2"/></text:p></office:annotation>best programming languages for malware analysis<office:annotation-end office:name="__Annotation__348_3974529982"/></text:p>
      <text:p text:style-name="P17"><office:annotation office:name="__Annotation__347_3974529982" loext:resolved="false"><dc:creator>Unknown Author</dc:creator><dc:date>2021-08-19T04:45:42.168000000</dc:date><text:p text:style-name="P21"><text:span text:style-name="T2"><text:a xlink:href="https://www.quora.com/What-programming-languages-are-commonly-used-to-make-viruses" xlink:type="simple">https://www.quora.com/What-programming-languages-are-commonly-used-to-make-viruses</text:a></text:span></text:p><text:p text:style-name="P21"><text:span text:style-name="T2"/></text:p></office:annotation>Assembly for system level malware<office:annotation-end office:name="__Annotation__347_3974529982"/></text:p>
      <text:p text:style-name="P16">FireShip - <text:span text:style-name="T1">yt</text:span>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3">Javascript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8">Resource</text:p>
          </table:table-cell>
          <table:table-cell table:style-name="Table1.A1" office:value-type="string">
            <text:p text:style-name="P9">Link / ISBN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9">Additional link</text:p>
          </table:table-cell>
        </table:table-row>
        <table:table-row table:style-name="Table1.1">
          <table:table-cell table:style-name="Table1.A1" office:value-type="string">
            <text:p text:style-name="P11">Freecodecamp.org</text:p>
            <text:p text:style-name="P11">Beau Carnes</text:p>
            <text:p text:style-name="P2">Learn JavaScript - Full Course for Beginners</text:p>
          </table:table-cell>
          <table:table-cell table:style-name="Table1.A1" office:value-type="string">
            <text:p text:style-name="P2"><text:a xlink:type="simple" xlink:href="https://youtu.be/PkZNo7MFNFg" text:style-name="Internet_20_link" text:visited-style-name="Visited_20_Internet_20_Link">https://youtu.be/PkZNo7MFNFg</text:a> 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Python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8">Resource</text:p>
          </table:table-cell>
          <table:table-cell table:style-name="Table1.A1" office:value-type="string">
            <text:p text:style-name="P9">Link / ISBN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9">Additional link</text:p>
          </table:table-cell>
        </table:table-row>
        <table:table-row table:style-name="Table1.1">
          <table:table-cell table:style-name="Table1.A1" office:value-type="string">
            <text:p text:style-name="P11">Freecodecamp.org</text:p>
            <text:p text:style-name="P11">Mike Dane</text:p>
            <text:p text:style-name="P11">GiraffeAcademy</text:p>
            <text:p text:style-name="P2">Learn Python - Full Course for Beginners [Tutorial]</text:p>
          </table:table-cell>
          <table:table-cell table:style-name="Table1.A1" office:value-type="string">
            <text:p text:style-name="P2"><text:a xlink:type="simple" xlink:href="https://youtu.be/rfscVS0vtbw" text:style-name="Internet_20_link" text:visited-style-name="Visited_20_Internet_20_Link">https://youtu.be/rfscVS0vtbw</text:a> </text:p>
          </table:table-cell>
        </table:table-row>
        <table:table-row table:style-name="Table1.1">
          <table:table-cell table:style-name="Table1.A1" office:value-type="string">
            <text:p text:style-name="P11">Freecodecamp.org</text:p>
            <text:p text:style-name="P11">CupofCode 01</text:p>
            <text:p text:style-name="P2">Python Algorithms for Interviews</text:p>
          </table:table-cell>
          <table:table-cell table:style-name="Table1.A1" office:value-type="string">
            <text:p text:style-name="P2"><text:a xlink:type="simple" xlink:href="https://youtu.be/p65AHm9MX80" text:style-name="Internet_20_link" text:visited-style-name="Visited_20_Internet_20_Link">https://youtu.be/p65AHm9MX80</text:a> </text:p>
          </table:table-cell>
        </table:table-row>
        <table:table-row table:style-name="Table1.1">
          <table:table-cell table:style-name="Table1.A1" office:value-type="string">
            <text:p text:style-name="P12">Sentdex</text:p>
            <text:p text:style-name="P12">GUIs with Tkinter (intermediate)</text:p>
          </table:table-cell>
          <table:table-cell table:style-name="Table1.A1" office:value-type="string">
            <text:p text:style-name="P2"><text:a xlink:type="simple" xlink:href="https://youtube.com/playlist?list=PLQVvvaa0QuDclKx-QpC9wntnURXVJqLyk" text:style-name="Internet_20_link" text:visited-style-name="Visited_20_Internet_20_Link">https://youtube.com/playlist?list=PLQVvvaa0QuDclKx-QpC9wntnURXVJqLyk</text:a> </text:p>
          </table:table-cell>
        </table:table-row>
        <table:table-row table:style-name="Table1.1">
          <table:table-cell table:style-name="Table1.A1" office:value-type="string">
            <text:p text:style-name="P12">Codemy.com</text:p>
            <text:p text:style-name="P12">John Elder</text:p>
          </table:table-cell>
          <table:table-cell table:style-name="Table1.A1" office:value-type="string">
            <text:p text:style-name="P2"><text:a xlink:type="simple" xlink:href="https://youtu.be/yQSEXcf6s2I" text:style-name="Internet_20_link" text:visited-style-name="Visited_20_Internet_20_Link">https://youtu.be/yQSEXcf6s2I</text:a> </text:p>
          </table:table-cell>
        </table:table-row>
        <table:table-row table:style-name="Table1.1">
          <table:table-cell table:style-name="Table1.A1" office:value-type="string">
            <text:p text:style-name="P12">Aleksa Tamburkovski</text:p>
            <text:p text:style-name="P12">The Complete Python Hacking Course: Beginner To Advance! (2021)</text:p>
          </table:table-cell>
          <table:table-cell table:style-name="Table1.A1" office:value-type="string">
            <text:p text:style-name="P2"><text:a xlink:type="simple" xlink:href="https://youtu.be/0NQ2aMxBYNE" text:style-name="Internet_20_link" text:visited-style-name="Visited_20_Internet_20_Link">https://youtu.be/0NQ2aMxBYNE</text:a> </text:p>
          </table:table-cell>
        </table:table-row>
        <table:table-row table:style-name="Table1.1">
          <table:table-cell table:style-name="Table1.A1" office:value-type="string">
            <text:p text:style-name="P12">Complete Python Hacking Course: Beginner To Advance Part 2!</text:p>
          </table:table-cell>
          <table:table-cell table:style-name="Table1.A1" office:value-type="string">
            <text:p text:style-name="P2"><text:a xlink:type="simple" xlink:href="https://youtu.be/7T_xVBwFdJA" text:style-name="Internet_20_link" text:visited-style-name="Visited_20_Internet_20_Link">https://youtu.be/7T_xVBwFdJA</text:a> </text:p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SQL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8">Resource</text:p>
          </table:table-cell>
          <table:table-cell table:style-name="Table1.A1" office:value-type="string">
            <text:p text:style-name="P9">Link / ISBN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9">Additional link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PHP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8">Resource</text:p>
          </table:table-cell>
          <table:table-cell table:style-name="Table1.A1" office:value-type="string">
            <text:p text:style-name="P9">Link / ISBN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9">Additional link</text:p>
          </table:table-cell>
        </table:table-row>
        <table:table-row table:style-name="Table1.1">
          <table:table-cell table:style-name="Table1.A1" office:value-type="string">
            <text:p text:style-name="P11">Freecodecamp.org</text:p>
            <text:p text:style-name="P11">PHP Tutorials</text:p>
          </table:table-cell>
          <table:table-cell table:style-name="Table1.A1" office:value-type="string">
            <text:p text:style-name="P2"><text:a xlink:type="simple" xlink:href="https://youtube.com/playlist?list=PLWKjhJtqVAbkoMsX4hgwxbJZW4aB0cbaB" text:style-name="Internet_20_link" text:visited-style-name="Visited_20_Internet_20_Link">https://youtube.com/playlist?list=PLWKjhJtqVAbkoMsX4hgwxbJZW4aB0cbaB</text:a> 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ext:soft-page-break/>
        <table:table-row table:style-name="Table1.1">
          <table:table-cell table:style-name="Table1.A1" office:value-type="string">
            <text:p text:style-name="P4">Course Name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8">Resource</text:p>
          </table:table-cell>
          <table:table-cell table:style-name="Table1.A1" office:value-type="string">
            <text:p text:style-name="P9">Link / ISBN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9">Additional link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0">C# Tutorial - Full Course for Beginners</text:p>
            <text:p text:style-name="P10">freecodecamp.org</text:p>
            <text:p text:style-name="P10">Giraffe Academy</text:p>
            <text:p text:style-name="P10">Mike Dane</text:p>
          </table:table-cell>
          <table:table-cell table:style-name="Table1.A1" office:value-type="string">
            <text:p text:style-name="P2"><text:a xlink:type="simple" xlink:href="https://youtu.be/GhQdlIFylQ8" text:style-name="Internet_20_link" text:visited-style-name="Visited_20_Internet_20_Link">https://youtu.be/GhQdlIFylQ8</text:a></text:p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5">Assembly Language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2"><text:s/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6">Functional Programming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4">Coding Tech</text:p>
            <text:p text:style-name="P14">How Functional Programming Can Make You A Better Developer</text:p>
          </table:table-cell>
          <table:table-cell table:style-name="Table1.A1" office:value-type="string">
            <text:p text:style-name="P2"><text:a xlink:type="simple" xlink:href="https://youtu.be/EqO4TcNLjl0" text:style-name="Internet_20_link" text:visited-style-name="Visited_20_Internet_20_Link">https://youtu.be/EqO4TcNLjl0</text:a> </text:p>
          </table:table-cell>
        </table:table-row>
        <table:table-row table:style-name="Table1.1">
          <table:table-cell table:style-name="Table1.A1" office:value-type="string">
            <text:p text:style-name="P14">Metosin</text:p>
            <text:p text:style-name="P14">Why Isn't Functional Programming the Norm? – Richard Feldman</text:p>
          </table:table-cell>
          <table:table-cell table:style-name="Table1.A1" office:value-type="string">
            <text:p text:style-name="P2"><text:a xlink:type="simple" xlink:href="https://youtu.be/QyJZzq0v7Z4" text:style-name="Internet_20_link" text:visited-style-name="Visited_20_Internet_20_Link">https://youtu.be/QyJZzq0v7Z4</text:a> 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7">C++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Bjarne Stroustrup - The Essence of C++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8">Theory and Philosophy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0">Stanford</text:p>
            <text:p text:style-name="P20">Programming Methodology Course</text:p>
          </table:table-cell>
          <table:table-cell table:style-name="Table1.A1" office:value-type="string">
            <text:p text:style-name="P2"><text:a xlink:type="simple" xlink:href="https://youtube.com/playlist?list=PL84A56BC7F4A1F8" text:style-name="Internet_20_link" text:visited-style-name="Visited_20_Internet_20_Link">https://youtube.com/playlist?list=PL84A56BC7F4A1F8</text:a><text:a xlink:type="simple" xlink:href="https://youtube.com/playlist?list=PL84A56BC7F4A1F852" text:style-name="Internet_20_link" text:visited-style-name="Visited_20_Internet_20_Link">52</text:a> 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ext:soft-page-break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8-26T19:17:33.980000000</dc:date>
    <meta:editing-duration>PT12H39M11S</meta:editing-duration>
    <meta:editing-cycles>8</meta:editing-cycles>
    <meta:generator>LibreOffice/7.1.5.2$Windows_X86_64 LibreOffice_project/85f04e9f809797b8199d13c421bd8a2b025d52b5</meta:generator>
    <meta:document-statistic meta:table-count="1" meta:image-count="0" meta:object-count="0" meta:page-count="3" meta:paragraph-count="73" meta:word-count="181" meta:character-count="1674" meta:non-whitespace-character-count="1552"/>
  </office:meta>
</office:document-meta>
</file>